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egoe UI', Tahoma, sans-serif"/>
    <style:font-face style:name="system-ui" svg:font-family="system-ui, sans-serif"/>
  </office:font-face-decls>
  <office:automatic-styles>
    <style:style style:name="P1" style:family="paragraph" style:parent-style-name="Standard">
      <style:text-properties officeooo:rsid="0008a9a4" officeooo:paragraph-rsid="0008a9a4"/>
    </style:style>
    <style:style style:name="P2" style:family="paragraph" style:parent-style-name="Standard">
      <style:text-properties officeooo:paragraph-rsid="0008a9a4"/>
    </style:style>
    <style:style style:name="T1" style:family="text">
      <style:text-properties officeooo:rsid="0008a9a4"/>
    </style:style>
    <style:style style:name="T2" style:family="text">
      <style:text-properties fo:font-variant="normal" fo:text-transform="none" fo:color="#717171" loext:opacity="100%" style:font-name="system-ui" fo:font-size="9pt" fo:letter-spacing="normal" fo:font-style="normal" fo:font-weight="normal"/>
    </style:style>
    <style:style style:name="T3" style:family="text">
      <style:text-properties fo:font-variant="normal" fo:text-transform="none" fo:color="#5f6368" loext:opacity="100%" style:font-name="Roboto" fo:font-size="9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vestiga: </text:p>
      <text:p text:style-name="P1">Navegadores instalados:</text:p>
      <text:p text:style-name="P1">-Firefox <text:s/>92,0</text:p>
      <text:p text:style-name="P2"><text:span text:style-name="T1">-Google Chrome </text:span><text:span text:style-name="T3">Versión 93.0.4577.63</text:span> </text:p>
      <text:p text:style-name="P1">-Internet explorer V.21H1</text:p>
      <text:p text:style-name="P2"><text:span text:style-name="T1">-Microsoft Edge <text:s text:c="2"/></text:span><text:span text:style-name="T2">Versión 93.0.961.38</text:span> </text:p>
      <text:p text:style-name="P2"/>
      <text:p text:style-name="P1">otros navegadores:</text:p>
      <text:p text:style-name="P1">Safari, Samsung Internet, Opera, Brave, Vivaldi, Brows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Segoe UI', Tahoma, sans-serif"/>
    <style:font-face style:name="system-ui" svg:font-family="system-ui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2T14:03:52.816000000</meta:creation-date>
    <dc:date>2021-09-22T14:08:59.825000000</dc:date>
    <meta:editing-duration>PT5M7S</meta:editing-duration>
    <meta:editing-cycles>1</meta:editing-cycles>
    <meta:document-statistic meta:table-count="0" meta:image-count="0" meta:object-count="0" meta:page-count="1" meta:paragraph-count="8" meta:word-count="25" meta:character-count="222" meta:non-whitespace-character-count="199"/>
    <meta:generator>LibreOffice/7.2.0.4$Windows_X86_64 LibreOffice_project/9a9c6381e3f7a62afc1329bd359cc48accb6435b</meta:generator>
  </office:meta>
</office:document-meta>
</file>